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3">
      <style:text-properties style:font-name="Calibri" fo:font-size="18pt" fo:language="se" fo:country="NO" style:font-size-asian="18pt" style:font-size-complex="18pt"/>
    </style:style>
    <style:style style:name="P2" style:family="paragraph" style:parent-style-name="Normal3" style:master-page-name="Standard">
      <style:paragraph-properties style:page-number="auto"/>
    </style:style>
    <style:style style:name="P3" style:family="paragraph" style:parent-style-name="Standard">
      <style:text-properties style:font-name="Calibri" fo:font-size="11pt" style:font-size-asian="11pt"/>
    </style:style>
    <style:style style:name="P4" style:family="paragraph" style:parent-style-name="Standard">
      <style:text-properties style:font-name="Calibri" fo:font-size="11pt" style:font-size-asian="11pt" style:font-name-complex="Calibri1"/>
    </style:style>
    <style:style style:name="P5" style:family="paragraph" style:parent-style-name="Standard">
      <style:text-properties style:font-name="Calibri" fo:font-size="11pt" fo:language="se" fo:country="NO" style:font-size-asian="11pt"/>
    </style:style>
    <style:style style:name="P6" style:family="paragraph" style:parent-style-name="Standard">
      <style:text-properties style:font-name="Calibri" fo:font-size="11pt" fo:language="se" fo:country="NO" style:font-name-asian="Times New Roman1" style:font-size-asian="11pt" style:font-name-complex="Calibri1" fo:background-color="#ffff00"/>
    </style:style>
    <style:style style:name="P7" style:family="paragraph" style:parent-style-name="Standard">
      <style:text-properties style:font-name="Calibri" fo:font-size="11pt" fo:language="se" fo:country="NO" style:font-name-asian="Times New Roman1" style:font-size-asian="11pt" style:font-name-complex="Calibri1"/>
    </style:style>
    <style:style style:name="P8" style:family="paragraph" style:parent-style-name="Standard">
      <style:text-properties style:font-name="Calibri" fo:font-size="11pt" fo:language="fi" fo:country="FI" style:font-size-asian="11pt"/>
    </style:style>
    <style:style style:name="P9" style:family="paragraph" style:parent-style-name="Standard">
      <style:text-properties style:font-name="Calibri" fo:font-size="11pt" fo:language="fi" fo:country="FI" style:font-size-asian="11pt" style:font-name-complex="Calibri1"/>
    </style:style>
    <style:style style:name="P10" style:family="paragraph" style:parent-style-name="Standard">
      <style:text-properties fo:color="#000000" style:font-name="Calibri" fo:font-size="11pt" fo:language="se" fo:country="NO" style:font-size-asian="11pt" style:font-name-complex="Calibri1"/>
    </style:style>
    <style:style style:name="P11" style:family="paragraph" style:parent-style-name="Standard">
      <style:paragraph-properties fo:margin-left="0.635cm" fo:margin-right="0cm" fo:text-indent="0cm" style:auto-text-indent="false"/>
    </style:style>
    <style:style style:name="P12" style:family="paragraph" style:parent-style-name="Standard">
      <style:paragraph-properties fo:margin-left="0.635cm" fo:margin-right="0cm" fo:text-indent="0cm" style:auto-text-indent="false"/>
      <style:text-properties style:font-name="Calibri" fo:font-size="11pt" fo:language="se" fo:country="NO" fo:font-style="italic" style:font-size-asian="11pt" style:font-style-asian="italic"/>
    </style:style>
    <style:style style:name="P13" style:family="paragraph" style:parent-style-name="Standard">
      <style:paragraph-properties fo:margin-left="0cm" fo:margin-right="-0.191cm" fo:text-indent="0cm" style:auto-text-indent="false"/>
    </style:style>
    <style:style style:name="P14" style:family="paragraph" style:parent-style-name="Standard">
      <style:paragraph-properties fo:margin-left="0cm" fo:margin-right="0cm" fo:text-indent="0.635cm" style:auto-text-indent="false"/>
    </style:style>
    <style:style style:name="P15" style:family="paragraph" style:parent-style-name="Standard">
      <style:paragraph-properties fo:margin-left="0cm" fo:margin-right="0cm" fo:text-indent="0.635cm" style:auto-text-indent="false"/>
      <style:text-properties style:font-name="Calibri" fo:font-size="11pt" fo:font-style="italic" style:font-size-asian="11pt" style:font-style-asian="italic"/>
    </style:style>
    <style:style style:name="P16" style:family="paragraph" style:parent-style-name="Standard">
      <style:paragraph-properties fo:margin-left="1.244cm" fo:margin-right="0cm" fo:text-indent="0cm" style:auto-text-indent="false"/>
    </style:style>
    <style:style style:name="P17" style:family="paragraph" style:parent-style-name="Standard">
      <style:paragraph-properties fo:margin-left="1.244cm" fo:margin-right="0cm" fo:text-indent="0cm" style:auto-text-indent="false"/>
      <style:text-properties style:font-name="Calibri" fo:font-size="11pt" fo:language="fi" fo:country="FI" fo:font-style="italic" style:font-size-asian="11pt" style:font-style-asian="italic" style:font-name-complex="Calibri1" style:font-style-complex="italic"/>
    </style:style>
    <style:style style:name="P18" style:family="paragraph" style:parent-style-name="Standard">
      <style:paragraph-properties fo:margin-left="1.244cm" fo:margin-right="0cm" fo:text-indent="0cm" style:auto-text-indent="false"/>
      <style:text-properties style:font-name="Calibri" fo:font-size="11pt" fo:language="fi" fo:country="FI" style:font-size-asian="11pt" style:font-name-complex="Calibri1"/>
    </style:style>
    <style:style style:name="T1" style:family="text">
      <style:text-properties fo:color="#18222e" style:font-name="Calibri" fo:font-size="18pt" fo:language="se" fo:country="NO" style:font-name-asian="Calibri1" style:font-size-asian="18pt" style:language-asian="nb" style:country-asian="NO" style:font-name-complex="Calibri1" style:font-size-complex="18pt"/>
    </style:style>
    <style:style style:name="T2" style:family="text">
      <style:text-properties style:font-name="Calibri"/>
    </style:style>
    <style:style style:name="T3" style:family="text">
      <style:text-properties style:font-name="Calibri" fo:font-size="11pt" fo:language="se" fo:country="NO" style:font-size-asian="11pt"/>
    </style:style>
    <style:style style:name="T4" style:family="text">
      <style:text-properties style:font-name="Calibri" fo:font-size="11pt" fo:language="se" fo:country="NO" style:font-size-asian="11pt" style:font-name-complex="Calibri1"/>
    </style:style>
    <style:style style:name="T5" style:family="text">
      <style:text-properties style:font-name="Calibri" fo:font-size="11pt" fo:language="se" fo:country="NO" style:font-size-asian="11pt" style:font-name-complex="Calibri1"/>
    </style:style>
    <style:style style:name="T6" style:family="text">
      <style:text-properties style:font-name="Calibri" fo:font-size="11pt" fo:language="se" fo:country="NO" style:font-name-asian="Times New Roman1" style:font-size-asian="11pt" style:font-name-complex="Calibri1"/>
    </style:style>
    <style:style style:name="T7" style:family="text">
      <style:text-properties style:font-name="Calibri" fo:font-size="11pt" fo:language="se" fo:country="NO" style:font-name-asian="Times New Roman1" style:font-size-asian="11pt" style:font-name-complex="F"/>
    </style:style>
    <style:style style:name="T8" style:family="text">
      <style:text-properties style:font-name="Calibri" fo:font-size="11pt" fo:language="se" fo:country="NO" fo:font-style="italic" style:font-size-asian="11pt" style:font-style-asian="italic"/>
    </style:style>
    <style:style style:name="T9" style:family="text">
      <style:text-properties style:font-name="Calibri" fo:font-size="11pt" fo:language="se" fo:country="NO" style:text-underline-style="solid" style:text-underline-width="auto" style:text-underline-color="font-color" style:font-name-asian="Times New Roman1" style:font-size-asian="11pt" style:font-name-complex="Calibri1"/>
    </style:style>
    <style:style style:name="T10" style:family="text">
      <style:text-properties style:font-name="Calibri" fo:font-size="11pt" fo:language="se" fo:country="NO" style:text-underline-style="solid" style:text-underline-width="auto" style:text-underline-color="font-color" style:font-size-asian="11pt" style:font-name-complex="Calibri1"/>
    </style:style>
    <style:style style:name="T11" style:family="text">
      <style:text-properties style:font-name="Calibri" fo:font-size="11pt" style:font-size-asian="11pt"/>
    </style:style>
    <style:style style:name="T12" style:family="text">
      <style:text-properties style:font-name="Calibri" fo:font-size="11pt" style:font-size-asian="11pt" style:font-name-complex="F"/>
    </style:style>
    <style:style style:name="T13" style:family="text">
      <style:text-properties style:font-name="Calibri" fo:font-size="11pt" style:font-size-asian="11pt" style:font-name-complex="F" fo:background-color="#ff0000"/>
    </style:style>
    <style:style style:name="T14" style:family="text">
      <style:text-properties style:font-name="Calibri" fo:font-size="11pt" style:font-size-asian="11pt" style:font-name-complex="Calibri1"/>
    </style:style>
    <style:style style:name="T15" style:family="text">
      <style:text-properties style:font-name="Calibri" fo:font-size="11pt" fo:font-style="italic" style:font-size-asian="11pt" style:font-style-asian="italic"/>
    </style:style>
    <style:style style:name="T16" style:family="text">
      <style:text-properties style:font-name="Calibri" fo:font-size="11pt" fo:font-style="italic" style:font-size-asian="11pt" style:font-style-asian="italic" style:font-style-complex="italic"/>
    </style:style>
    <style:style style:name="T17" style:family="text">
      <style:text-properties style:font-name="Calibri" fo:font-size="11pt" fo:font-style="italic" style:font-size-asian="11pt" style:font-style-asian="italic" style:font-style-complex="italic" fo:background-color="#ff0000"/>
    </style:style>
    <style:style style:name="T18" style:family="text">
      <style:text-properties style:font-name="Calibri" fo:font-size="11pt" style:text-underline-style="solid" style:text-underline-width="auto" style:text-underline-color="font-color" style:font-size-asian="11pt" style:font-name-complex="F"/>
    </style:style>
    <style:style style:name="T19" style:family="text">
      <style:text-properties style:font-name="Calibri" fo:font-size="11pt" fo:language="fi" fo:country="FI" style:font-size-asian="11pt"/>
    </style:style>
    <style:style style:name="T20" style:family="text">
      <style:text-properties style:font-name="Calibri" fo:font-size="11pt" fo:language="fi" fo:country="FI" style:font-size-asian="11pt" style:font-name-complex="Calibri1"/>
    </style:style>
    <style:style style:name="T21" style:family="text">
      <style:text-properties style:font-name="Calibri" fo:font-size="11pt" fo:language="fi" fo:country="FI" fo:font-style="italic" style:font-size-asian="11pt" style:font-style-asian="italic" style:font-name-complex="Calibri1" style:font-style-complex="italic"/>
    </style:style>
    <style:style style:name="T22" style:family="text">
      <style:text-properties style:font-name="Calibri" fo:font-size="18pt" fo:language="se" fo:country="NO" style:font-size-asian="18pt" style:font-size-complex="18pt"/>
    </style:style>
    <style:style style:name="T23" style:family="text">
      <style:text-properties style:font-name="Calibri" fo:font-size="18pt" fo:language="se" fo:country="NO" style:font-name-asian="Calibri1" style:font-size-asian="18pt" style:font-name-complex="Calibri1" style:font-size-complex="18pt"/>
    </style:style>
    <style:style style:name="T24" style:family="text">
      <style:text-properties style:font-name="Calibri" fo:font-size="18pt" fo:language="fi" fo:country="FI" style:font-name-asian="Calibri1" style:font-size-asian="18pt" style:font-name-complex="Calibri1" style:font-size-complex="18pt"/>
    </style:style>
    <style:style style:name="T25" style:family="text">
      <style:text-properties fo:color="#000000" style:font-name="Calibri" fo:font-size="11pt" fo:language="se" fo:country="NO" style:font-size-asian="11pt" style:font-name-complex="Calibri1"/>
    </style:style>
    <style:style style:name="T26" style:family="text">
      <style:text-properties fo:color="#0563c1" style:font-name="Calibri" fo:font-size="11pt" style:font-size-asian="11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Sdo_Tittel"/><text:bookmark text:name="_GoBack"/><text:span text:style-name="T1">9. guovllu Porsáŋggu - Álggaheapmi ja almmuheapmi</text:span><text:bookmark-end text:name="Sdo_Tittel"/></text:p>
      <text:p text:style-name="P3"/>
      <text:p text:style-name="Standard"><text:span text:style-name="T3">Finnmárkokomišuvdna almmuha čielggadanbarggu álggaheami </text:span><text:span text:style-name="T6">Porsáŋggu gielddas</text:span><text:span text:style-name="T3">, gč. finnmárkolága § 31 nuppi lađđasa. Finnmárkolága § 31 vuođul sáddet sierra dieđiheami daidda geain soitet leat vuoigatvuođat: </text:span></text:p>
      <text:p text:style-name="P5"/>
      <text:p text:style-name="P11"><text:span text:style-name="T8">”Guovllu čielggadanbarggu birra galgá dieđihit ja vejolaš vuoigatvuođalaččaid galgá ávžžuhit almmuhit iežaset. Dieđihuvvo Norsk Lysingsblad bokte ja báikkálaš áviissain ja dieđihuvvo maiddái <text:s/>báikkálaččat eará ulbmillaš vugiiguin. </text:span></text:p>
      <text:p text:style-name="P12"/>
      <text:p text:style-name="P11"><text:span text:style-name="T8">Boazodoalloorganisašuvnnaide ja guovllu eará geavaheaddjiberoštusaid ovddasteddjiide, Sámediggái, Finnmárkku fylkkadiggái, Finnmárkkuopmodahkii (FeFo) ja guoskevaš gielddaide dieđihuvvo sierra.”</text:span></text:p>
      <text:p text:style-name="P12"/>
      <text:p text:style-name="Standard"><text:span text:style-name="T4">Vuoigatvuođaid kártemii gullet buot eatnamat </text:span><text:span text:style-name="T9">Porsáŋggu gielddas</text:span><text:span text:style-name="T4"> maid FeFo válddii háldosis Statskog Finnmárkkus Finnmárkolága fápmui bidjamiin suoidnemánu 1.b. 2006, ja </text:span><text:span text:style-name="T6">maiddái mearraluossabivdosajit FeFo eatnamis.</text:span></text:p>
      <text:p text:style-name="P6"/>
      <text:p text:style-name="P13"><text:span text:style-name="T4">Komišuvdna galgá maiddái čielggadit bivdosajiid daid osiin Porsáŋgguvuonas mat leat Porsáŋggu gielddarájáid siskkobealde, ja boazodoalu siskkáldas vuoigatvuođagažaldagaid, jos muhtin geas lea rievttálaš beroštupmi gáibida dan, vrd. Finnmárkolága § 29 vuosttaš lađđasa ja Finnmárkokomišuvnna ja Meahcceduopmostuolu § 5 láhkaásahusa.</text:span></text:p>
      <text:p text:style-name="P5"/>
      <text:p text:style-name="Standard"><text:span text:style-name="T3">Guovllu vuoigatvuođalaččat sáhttet dieđihit vuoigatvuođaideaset komišuvdnii čielggadeapmái. Eanet dieđuid kártenbarggu birra, ja maiddái dieđihanskovi, gávnnat dáppe: </text:span><text:a xlink:type="simple" xlink:href="http://www.finnmarkskommisjonen.no/" text:style-name="Internet_20_link" text:visited-style-name="Visited_20_Internet_20_Link"><text:span text:style-name="T3">www.finnmarkskommisjonen.no</text:span></text:a><text:span text:style-name="T3">. <text:s/>Lea maid vejolaš váldit oktavuođa komišuvnna čállingottiin Deanu diggevisttis; tlf. 78926440,e-poasta: </text:span><text:a xlink:type="simple" xlink:href="mailto:finnmarkskommisjonen@domstol.no" text:style-name="Internet_20_link" text:visited-style-name="Visited_20_Internet_20_Link"><text:span text:style-name="T3">finnmarkskommisjonen@domstol.no</text:span></text:a><text:span text:style-name="T3">. </text:span></text:p>
      <text:p text:style-name="P5"/>
      <text:p text:style-name="Standard"><text:span text:style-name="T25">Dat geat ovdal leat sádden vuoigatvuođadieđáhusa dán guovllus eai dárbbaš dahkat dan ođđasit.</text:span></text:p>
      <text:p text:style-name="P10"/>
      <text:p text:style-name="Standard"><text:span text:style-name="T3">Finnmárkokomišuvnnas lea jurdda lágidit rabas diehtojuohkinčoahkkima dán guovllus 2021 vuosttaš jahkebealis. Čoahkkima almmuhat sierra almmuhusain.</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Normal3"><text:span text:style-name="T22">Felt 9 Porsanger - Oppstart og varsling</text:span></text:p>
      <text:p text:style-name="P5"/>
      <text:p text:style-name="Standard"><text:span text:style-name="T3">Finnmarkskommisjonen varsler med dette om oppstart av utredningsarbeidet i Porsanger kommune, jf. finnmarksloven § 31 annet ledd. </text:span><text:span text:style-name="T11">Varsling til mulige rettighetshavere skjer i henhold til finnmarksloven § 31:<text:line-break/></text:span></text:p>
      <text:p text:style-name="P11"><text:span text:style-name="T15">"Utredningsarbeidet for et felt skal kunngjøres med oppfordring til mulige rettighetshavere om å melde seg. Kunngjøringen foretas i Norsk lysingsblad, i en avis som er alminnelig lest på stedet og lokalt på annen hensiktsmessig måte. </text:span></text:p>
      <text:p text:style-name="P15"/>
      <text:p text:style-name="P14"><text:span text:style-name="T15">Reindriftsorganisasjoner og andre representanter for brukerinteresser i det aktuelle feltet samt </text:span></text:p>
      <text:p text:style-name="P11"><text:span text:style-name="T16">Sametinget, Finnmark fylkesting, Finnmarkseiendommen </text:span><text:span text:style-name="T17">(FeFo)</text:span><text:span text:style-name="T16"> og berørte kommuner varsles særskilt.”</text:span></text:p>
      <text:p text:style-name="P3"/>
      <text:p text:style-name="Standard"><text:span text:style-name="T12">Rettighetskartleggingen omfatter all grunn i </text:span><text:span text:style-name="T18">Porsanger kommune</text:span><text:span text:style-name="T12"> som FeFo overtok fra Statskog </text:span><text:span text:style-name="T13">SF</text:span><text:span text:style-name="T12"> ved Finnmarkslovens ikrafttredelse 1. juli 2006, inkludert sjølakseplasser på FeFo-grunn.</text:span></text:p>
      <text:p text:style-name="P7"/>
      <text:p text:style-name="Standard"><text:span text:style-name="T13">Dersom noen med rettslig interesse i en avklaring krever det, skal kommisjonen også utrede rettigheter til fiskeplasser i Porsangerfjorden innenfor Porsanger kommunes grenser og interne rettighetsspørsmål innen reindriften, jf. finnmarksloven § 29 første ledd og forskrift om Finnmarkskommisjonen og Utmarksdomstolen § 5.</text:span></text:p>
      <text:p text:style-name="P3"/>
      <text:p text:style-name="Standard"><text:span text:style-name="T11">Rettighetshavere i feltet kan melde inn rettigheter/krav til Finnmarkskommisjonen. Se </text:span><text:a xlink:type="simple" xlink:href="http://www.finnmarkskommisjonen.no" text:style-name="Internet_20_link" text:visited-style-name="Visited_20_Internet_20_Link"><text:span text:style-name="T11">www.finnmarkskommisjonen.no</text:span></text:a><text:span text:style-name="T11">, for mer informasjon om rettighetskartleggingen, og her finnes også skjema for melding av mulige rettigheter. Det kan også tas kontakt med kommisjonens sekretariat på tinghuset i Tana; tlf</text:span><text:span text:style-name="T3">.</text:span><text:span text:style-name="T11"> 78 92 64 40, epost </text:span><text:a xlink:type="simple" xlink:href="mailto:finnmarkskommisjonen@domstol.no" text:style-name="Internet_20_link" text:visited-style-name="Visited_20_Internet_20_Link"><text:span text:style-name="T11">finnmarkskommisjonen@domstol.no</text:span></text:a><text:span text:style-name="T11">. </text:span></text:p>
      <text:p text:style-name="P3"/>
      <text:p text:style-name="Standard"><text:span text:style-name="T11">Finnmarkskommisjonen planlegger å holde et åpent informasjonsmøte i feltet første halvår 2021. </text:span><text:span text:style-name="T19">Møtet vil bli kunngjort særskilt.</text:span></text:p>
      <text:p text:style-name="P8"/>
      <text:p text:style-name="Normal3"><text:span text:style-name="T23">Ala 9 Porsanki - Alku ja esi-ilmotus </text:span></text:p>
      <text:p text:style-name="P9"/>
      <text:p text:style-name="Standard"><text:span text:style-name="T4">Finmarkunkommisjuuni ilmottaa tällä ette selvitystyö alkkaa Porsangin komuunissa, vrt. Finmarkunlakhiin § 31 toisheen kohthaan. Ilmottaminen niile ihmisille kenelä oon oikheus siihen tapattuu Finmarkunlajin </text:span><text:span text:style-name="T20">§ 31 jälkhiin: </text:span></text:p>
      <text:p text:style-name="P9"/>
      <text:p text:style-name="P16"><text:span text:style-name="T21">“Yhen alan selvitystyöstä ilmotethaan sillä laila ette kehotethaan ette net ihmiset kellä maholisesti oon oikheuksii mellathaan ittensä. Ilmottaminen tapattuu Norjan ilmotusblaaissa. Se oon aviisi jota ylheisesti lujethaan paikassa ja paikalisesti ko sillä oon vissi tarkotus. </text:span></text:p>
      <text:p text:style-name="P17"/>
      <text:p text:style-name="P16"><text:span text:style-name="T21">Se ilmotethaan vasiten näile: Poronhoito-organisasjuunille ja muun pitointressin representantiile aktuellissa alassa, lisäksi Saametingale, Finmarkun fylkintingale, Finmarkun omaisuuele ja niile komuuniile mitä assii koskee.”</text:span></text:p>
      <text:p text:style-name="P18"><text:soft-page-break/></text:p>
      <text:p text:style-name="Standard"><text:span text:style-name="T4">Oikheuskartoittemisheen kuuluu kaikki </text:span><text:span text:style-name="T10">Porsangin komuunin</text:span><text:span text:style-name="T4"> maat jokka FeFo sai Statskog Finnmark SF:ltä. Se tuli voimhaan 1. juulikuuta 2006, ja siihen kuuluu kans merilohenpaikkoi jokka oon FeFo:n maa-alala. <text:s/></text:span></text:p>
      <text:p text:style-name="P4"/>
      <text:p text:style-name="Standard"><text:span text:style-name="T14">Jos joku jolla oon oikheulinen intressi selvityksessä vaattii sitä, niin kommisjuuni tutkii kans oikheuksii fiskupaikkhoin Porsanginvuonossa mikkä oon Porsangin komuunin rajjoin sisälä. Toinen assii mitä se pittää tutkiit silloin oon sishäissii suhtheita poronhoiossa, vrt. finmarkunlakhiin </text:span><text:span text:style-name="T12">§ 29,</text:span></text:p>
      <text:p text:style-name="Standard"><text:span text:style-name="T14"><text:s/>ensimäisessä kohassa ja määräyksessä Finmarkunkommisjuunista ja Mettätuomiotoolista </text:span><text:span text:style-name="T12">§ 5. </text:span></text:p>
      <text:p text:style-name="P4"/>
      <text:p text:style-name="P4"/>
      <text:p text:style-name="Standard"><text:span text:style-name="T14">Net ihmiset keilä oon alan oikheuksii saatethaan mellata sishään oikheuksii/vaatimuksii Finmarkunkommusjuunile. Katto </text:span><text:a xlink:type="simple" xlink:href="http://www.finnmarkskommisjonen.no/" text:style-name="Internet_20_link" text:visited-style-name="Visited_20_Internet_20_Link"><text:span text:style-name="T26">www.finnmarkskommisjonen.no</text:span></text:a><text:span text:style-name="T14">, jos halluut lissää infoo oikheuksiitten kartoittemisesta. Siinä oon kans skjeema mihin saatethaan mellata maholissii oikheuksii. Se saattaa kans ottaat yhtheyen kommisjuunin sekretariaatthiin Tenon tinkahuonheesseen, tlf</text:span><text:span text:style-name="T4">.</text:span><text:span text:style-name="T14"> 78 92 64 40, e-posti </text:span><text:a xlink:type="simple" xlink:href="mailto:finnmarkskommisjonen@domstol.no" text:style-name="Internet_20_link" text:visited-style-name="Visited_20_Internet_20_Link"><text:span text:style-name="T26">finnmarkskommisjonen@domstol.no</text:span></text:a><text:span text:style-name="T14">.</text:span></text:p>
      <text:p text:style-name="P4"/>
      <text:p text:style-name="Standard"><text:span text:style-name="T14">Finmarkunkommisjuuni aikkoo pittäät aukinaista informasjuunimööttii alassa ensimäiselä puolivuoela 2021. Möötin ilmotethaan vasiten. </text:span></text:p>
      <text:p text:style-name="P4"/>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3" style:family="paragraph" style:parent-style-name="Standard" style:default-outline-level="">
      <style:text-properties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hansen, Vigdis Beate</meta:initial-creator>
    <dc:creator>Aili E.</dc:creator>
    <meta:editing-cycles>2</meta:editing-cycles>
    <meta:creation-date>2020-10-21T10:24:00</meta:creation-date>
    <dc:date>2020-10-21T10:24:00</dc:date>
    <meta:editing-duration>P0D</meta:editing-duration>
    <meta:generator>LibreOffice/6.4.6.2$Linux_X86_64 LibreOffice_project/40$Build-2</meta:generator>
    <meta:document-statistic meta:table-count="0" meta:image-count="0" meta:object-count="0" meta:page-count="3" meta:paragraph-count="27" meta:word-count="630" meta:character-count="5373" meta:non-whitespace-character-count="4753"/>
    <meta:user-defined meta:name="AppVersion">16.0000</meta:user-defined>
    <meta:user-defined meta:name="Company">Domstoladministrasjonen</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